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rHelper.listAll( Repository rep , String par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solverHelper.listAll( URLLister lister , URL roo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solverHelper.standardiz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Helper.findAll( Repository rep , ModuleRevisionId mrid , String pattern , Artifact artifac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ResolverHelper.listTokenValues( Repository rep , String pattern , String toke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0">
            <text:p text:style-name="Table_20_Contents">20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ResolverHelper.Resolver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lverHelper.listTokenValues( URLLister lister , String pattern , String toke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  <table:table-cell office:value-type="float" office:value="61">
            <text:p text:style-name="Table_20_Contents">6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